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e39d" officeooo:paragraph-rsid="0013e39d"/>
    </style:style>
    <style:style style:name="T1" style:family="text">
      <style:text-properties officeooo:rsid="0014fa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 mé závěrečné práci na api se budu soustředit na fiktivní banku, která má pobočky a bankomaty. U bankomatů se bude dát zjistit, kolik mu zbývá hotovosti. Nepovině bych přidal u bankomatů kontroly errorů, seznam historie vybrání peněz. Banka bude mít následující funkcionality, seznam poboček, seznam zaměstnanců na danné pobočce, manažery pobočky a ředitele poboček. Pokud budu stíhat, tak přidám nějaké další funkce, jsem si jistý, že mě napadnou další nápady během vývoje api. </text:p>
      <text:p text:style-name="P1">Api budu dělat jako jednotlivec, repo<text:span text:style-name="T1">zitář </text:span>pro api: <text:a xlink:type="simple" xlink:href="https://github.com/jaywor1/dvop_project/" text:style-name="Internet_20_link" text:visited-style-name="Visited_20_Internet_20_Link">https://github.com/jaywor1/dvop_project/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3:36:24.386027272</meta:creation-date>
    <dc:date>2023-03-11T23:55:38.320511241</dc:date>
    <meta:editing-duration>PT19M16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1" meta:paragraph-count="2" meta:word-count="83" meta:character-count="572" meta:non-whitespace-character-count="490"/>
  </office:meta>
</office:document-meta>
</file>